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409in" svg:height="5.1031in" svg:x="0.9969in" svg:y="5.8358in">
            <draw:object draw:notify-on-update-of-ranges="Sheet1.E2:Sheet1.E7 Sheet1.K2:Sheet1.K7 Sheet1.F2:Sheet1.F7 Sheet1.F2:Sheet1.F7 Sheet1.E2:Sheet1.E7 Sheet1.L2:Sheet1.L7 Sheet1.F2:Sheet1.F7 Sheet1.F2:Sheet1.F7 Sheet1.E2:Sheet1.E7 Sheet1.M2:Sheet1.M7 Sheet1.R2:Sheet1.R7 Sheet1.R2:Sheet1.R7 Sheet1.F2:Sheet1.F7 Sheet1.F2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1843in" svg:y="14.2831in">
            <draw:object draw:notify-on-update-of-ranges="Sheet1.E1:Sheet1.E1 Sheet1.E2:Sheet1.E7 Sheet1.K1:Sheet1.K1 Sheet1.K2:Sheet1.K7 Sheet1.E1:Sheet1.E1 Sheet1.E2:Sheet1.E7 Sheet1.L1:Sheet1.L1 Sheet1.L2:Sheet1.L7 Sheet1.E1:Sheet1.E1 Sheet1.E2:Sheet1.E7 Sheet1.M1:Sheet1.M1 Sheet1.M2:Sheet1.M7 Sheet1.E1:Sheet1.E1 Sheet1.E2:Sheet1.E7 Sheet1.N1:Sheet1.N1 Sheet1.N2:Sheet1.N7 Sheet1.E1:Sheet1.E1 Sheet1.E2:Sheet1.E7 Sheet1.O1:Sheet1.O1 Sheet1.O2:Sheet1.O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2803in" svg:height="4.6575in" svg:x="2.8079in" svg:y="15.1591in">
            <draw:object draw:notify-on-update-of-ranges="Sheet1.C28:Sheet1.C31 Sheet1.D28:Sheet1.D31 Sheet1.E28:Sheet1.E31 Sheet1.E28:Sheet1.E31 Sheet1.F2:Sheet1.F5 Sheet1.F2:Sheet1.F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.6988in" svg:y="11.1028in">
            <draw:object draw:notify-on-update-of-ranges="Sheet1.E2:Sheet1.E7 Sheet1.M2:Sheet1.M7 Sheet1.R2:Sheet1.R7 Sheet1.R2:Sheet1.R7 Sheet1.F2:Sheet1.F7 Sheet1.F2:Sheet1.F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3.3276in" svg:y="7.3181in">
            <draw:object draw:notify-on-update-of-ranges="Sheet1.E2:Sheet1.E5 Sheet1.M2:Sheet1.M5 Sheet1.R2:Sheet1.R5 Sheet1.R2:Sheet1.R5 Sheet1.F2:Sheet1.F5 Sheet1.F2:Sheet1.F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Sample 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Flow Mean</text:p>
          </table:table-cell>
          <table:table-cell office:value-type="string" calcext:value-type="string">
            <text:p>Mean Std</text:p>
          </table:table-cell>
          <table:table-cell office:value-type="string" calcext:value-type="string">
            <text:p>Mean Standard Error</text:p>
          </table:table-cell>
          <table:table-cell office:value-type="string" calcext:value-type="string">
            <text:p>Flow Median</text:p>
          </table:table-cell>
          <table:table-cell office:value-type="string" calcext:value-type="string">
            <text:p>Median Std</text:p>
          </table:table-cell>
          <table:table-cell office:value-type="string" calcext:value-type="string">
            <text:p>Median Standard Error</text:p>
          </table:table-cell>
          <table:table-cell office:value-type="string" calcext:value-type="string">
            <text:p>Reconstructed R</text:p>
          </table:table-cell>
          <table:table-cell office:value-type="string" calcext:value-type="string">
            <text:p>Reconstructed G</text:p>
          </table:table-cell>
          <table:table-cell office:value-type="string" calcext:value-type="string">
            <text:p>Reconstructed L</text:p>
          </table:table-cell>
          <table:table-cell office:value-type="string" calcext:value-type="string">
            <text:p>Reconstructed D</text:p>
          </table:table-cell>
          <table:table-cell office:value-type="string" calcext:value-type="string">
            <text:p>Reconstructed E</text:p>
          </table:table-cell>
          <table:table-cell office:value-type="string" calcext:value-type="string">
            <text:p>Std R</text:p>
          </table:table-cell>
          <table:table-cell office:value-type="string" calcext:value-type="string">
            <text:p>Std G</text:p>
          </table:table-cell>
          <table:table-cell office:value-type="string" calcext:value-type="string">
            <text:p>Std L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G02</text:p>
          </table:table-cell>
          <table:table-cell office:value-type="string" calcext:value-type="string">
            <text:p>CAVVVGVGLIVGFAVGL</text:p>
          </table:table-cell>
          <table:table-cell table:style-name="ce2" office:value-type="float" office:value="40113.75" calcext:value-type="float">
            <text:p>40113.75</text:p>
          </table:table-cell>
          <table:table-cell table:style-name="ce2" office:value-type="float" office:value="4592.582" calcext:value-type="float">
            <text:p>4592.582</text:p>
          </table:table-cell>
          <table:table-cell table:style-name="ce2" office:value-type="float" office:value="1623.7231" calcext:value-type="float">
            <text:p>1623.7231</text:p>
          </table:table-cell>
          <table:table-cell table:style-name="ce2" office:value-type="float" office:value="36953" calcext:value-type="float">
            <text:p>36953</text:p>
          </table:table-cell>
          <table:table-cell table:style-name="ce2" office:value-type="float" office:value="3621.258" calcext:value-type="float">
            <text:p>3621.258</text:p>
          </table:table-cell>
          <table:table-cell table:style-name="ce2" office:value-type="float" office:value="1280.3081" calcext:value-type="float">
            <text:p>1280.3081</text:p>
          </table:table-cell>
          <table:table-cell office:value-type="float" office:value="24981.143" calcext:value-type="float">
            <text:p>24981.143</text:p>
          </table:table-cell>
          <table:table-cell office:value-type="float" office:value="20341.254" calcext:value-type="float">
            <text:p>20341.254</text:p>
          </table:table-cell>
          <table:table-cell office:value-type="float" office:value="28536.713" calcext:value-type="float">
            <text:p>28536.713</text:p>
          </table:table-cell>
          <table:table-cell office:value-type="float" office:value="26044.1719735808" calcext:value-type="float">
            <text:p>26044.1719735808</text:p>
          </table:table-cell>
          <table:table-cell office:value-type="float" office:value="24652.0170627015" calcext:value-type="float">
            <text:p>24652.0170627015</text:p>
          </table:table-cell>
          <table:table-cell table:style-name="ce2" office:value-type="float" office:value="2627.82405073234" calcext:value-type="float">
            <text:p>2627.82405073234</text:p>
          </table:table-cell>
          <table:table-cell table:style-name="ce2" office:value-type="float" office:value="103.11266023288" calcext:value-type="float">
            <text:p>103.11266023288</text:p>
          </table:table-cell>
          <table:table-cell table:style-name="ce2" office:value-type="float" office:value="1071.29693857838" calcext:value-type="float">
            <text:p>1071.2969385783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H07</text:p>
          </table:table-cell>
          <table:table-cell office:value-type="string" calcext:value-type="string">
            <text:p>IIVAMTAVGGSICVMLVVICL</text:p>
          </table:table-cell>
          <table:table-cell table:style-name="ce2" office:value-type="float" office:value="63416.38" calcext:value-type="float">
            <text:p>63416.38</text:p>
          </table:table-cell>
          <table:table-cell table:style-name="ce2" office:value-type="float" office:value="12577.255" calcext:value-type="float">
            <text:p>12577.255</text:p>
          </table:table-cell>
          <table:table-cell table:style-name="ce2" office:value-type="float" office:value="4446.7311" calcext:value-type="float">
            <text:p>4446.7311</text:p>
          </table:table-cell>
          <table:table-cell table:style-name="ce2" office:value-type="float" office:value="57111.25" calcext:value-type="float">
            <text:p>57111.25</text:p>
          </table:table-cell>
          <table:table-cell table:style-name="ce2" office:value-type="float" office:value="11158.948" calcext:value-type="float">
            <text:p>11158.948</text:p>
          </table:table-cell>
          <table:table-cell table:style-name="ce2" office:value-type="float" office:value="3945.2839" calcext:value-type="float">
            <text:p>3945.2839</text:p>
          </table:table-cell>
          <table:table-cell office:value-type="float" office:value="26101.996" calcext:value-type="float">
            <text:p>26101.996</text:p>
          </table:table-cell>
          <table:table-cell office:value-type="float" office:value="22141.285" calcext:value-type="float">
            <text:p>22141.285</text:p>
          </table:table-cell>
          <table:table-cell office:value-type="float" office:value="30187" calcext:value-type="float">
            <text:p>30187</text:p>
          </table:table-cell>
          <table:table-cell office:value-type="float" office:value="27698.485368482" calcext:value-type="float">
            <text:p>27698.485368482</text:p>
          </table:table-cell>
          <table:table-cell office:value-type="float" office:value="26437.3061836392" calcext:value-type="float">
            <text:p>26437.3061836392</text:p>
          </table:table-cell>
          <table:table-cell table:style-name="ce2" office:value-type="float" office:value="2579.68182248895" calcext:value-type="float">
            <text:p>2579.68182248895</text:p>
          </table:table-cell>
          <table:table-cell table:style-name="ce2" office:value-type="float" office:value="1390.56966686364" calcext:value-type="float">
            <text:p>1390.56966686364</text:p>
          </table:table-cell>
          <table:table-cell table:style-name="ce2" office:value-type="float" office:value="1286.94390603881" calcext:value-type="float">
            <text:p>1286.94390603881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H11</text:p>
          </table:table-cell>
          <table:table-cell office:value-type="string" calcext:value-type="string">
            <text:p>GIYFVLGVCFGLLLTLCLLVI</text:p>
          </table:table-cell>
          <table:table-cell table:style-name="ce2" office:value-type="float" office:value="103789.38" calcext:value-type="float">
            <text:p>103789.38</text:p>
          </table:table-cell>
          <table:table-cell table:style-name="ce2" office:value-type="float" office:value="15213.507" calcext:value-type="float">
            <text:p>15213.507</text:p>
          </table:table-cell>
          <table:table-cell table:style-name="ce2" office:value-type="float" office:value="5378.7868" calcext:value-type="float">
            <text:p>5378.7868</text:p>
          </table:table-cell>
          <table:table-cell table:style-name="ce2" office:value-type="float" office:value="97358.12" calcext:value-type="float">
            <text:p>97358.12</text:p>
          </table:table-cell>
          <table:table-cell table:style-name="ce2" office:value-type="float" office:value="13689.721" calcext:value-type="float">
            <text:p>13689.721</text:p>
          </table:table-cell>
          <table:table-cell table:style-name="ce2" office:value-type="float" office:value="4840.0473" calcext:value-type="float">
            <text:p>4840.0473</text:p>
          </table:table-cell>
          <table:table-cell office:value-type="float" office:value="28990.006" calcext:value-type="float">
            <text:p>28990.006</text:p>
          </table:table-cell>
          <table:table-cell office:value-type="float" office:value="26686.345" calcext:value-type="float">
            <text:p>26686.345</text:p>
          </table:table-cell>
          <table:table-cell table:style-name="ce3" office:value-type="float" office:value="33844.701" calcext:value-type="float">
            <text:p>33844.701</text:p>
          </table:table-cell>
          <table:table-cell office:value-type="float" office:value="31517.6163523006" calcext:value-type="float">
            <text:p>31517.6163523006</text:p>
          </table:table-cell>
          <table:table-cell office:value-type="float" office:value="29755.1802575244" calcext:value-type="float">
            <text:p>29755.1802575244</text:p>
          </table:table-cell>
          <table:table-cell table:style-name="ce2" office:value-type="float" office:value="3745.93202021955" calcext:value-type="float">
            <text:p>3745.93202021955</text:p>
          </table:table-cell>
          <table:table-cell table:style-name="ce2" office:value-type="float" office:value="540.285441216119" calcext:value-type="float">
            <text:p>540.285441216119</text:p>
          </table:table-cell>
          <table:table-cell table:style-name="ce2" office:value-type="float" office:value="2121.35546135733" calcext:value-type="float">
            <text:p>2121.3554613573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F12</text:p>
          </table:table-cell>
          <table:table-cell office:value-type="string" calcext:value-type="string">
            <text:p>VVIIAIVCCVVGTSLVWVVII</text:p>
          </table:table-cell>
          <table:table-cell table:style-name="ce2" office:value-type="float" office:value="56432.12" calcext:value-type="float">
            <text:p>56432.12</text:p>
          </table:table-cell>
          <table:table-cell table:style-name="ce2" office:value-type="float" office:value="9757.609" calcext:value-type="float">
            <text:p>9757.609</text:p>
          </table:table-cell>
          <table:table-cell table:style-name="ce2" office:value-type="float" office:value="3449.8357" calcext:value-type="float">
            <text:p>3449.8357</text:p>
          </table:table-cell>
          <table:table-cell table:style-name="ce2" office:value-type="float" office:value="51374" calcext:value-type="float">
            <text:p>51374</text:p>
          </table:table-cell>
          <table:table-cell table:style-name="ce2" office:value-type="float" office:value="7563.052" calcext:value-type="float">
            <text:p>7563.052</text:p>
          </table:table-cell>
          <table:table-cell table:style-name="ce2" office:value-type="float" office:value="2673.9425" calcext:value-type="float">
            <text:p>2673.9425</text:p>
          </table:table-cell>
          <table:table-cell office:value-type="float" office:value="26877.421" calcext:value-type="float">
            <text:p>26877.421</text:p>
          </table:table-cell>
          <table:table-cell office:value-type="float" office:value="22475.665" calcext:value-type="float">
            <text:p>22475.665</text:p>
          </table:table-cell>
          <table:table-cell office:value-type="float" office:value="30773.855" calcext:value-type="float">
            <text:p>30773.855</text:p>
          </table:table-cell>
          <table:table-cell office:value-type="float" office:value="28320.3088885034" calcext:value-type="float">
            <text:p>28320.3088885034</text:p>
          </table:table-cell>
          <table:table-cell office:value-type="float" office:value="26330.5008595303" calcext:value-type="float">
            <text:p>26330.5008595303</text:p>
          </table:table-cell>
          <table:table-cell table:style-name="ce2" office:value-type="float" office:value="3137.15280033818" calcext:value-type="float">
            <text:p>3137.15280033818</text:p>
          </table:table-cell>
          <table:table-cell table:style-name="ce2" office:value-type="float" office:value="22.6956967216774" calcext:value-type="float">
            <text:p>22.6956967216774</text:p>
          </table:table-cell>
          <table:table-cell table:style-name="ce2" office:value-type="float" office:value="1447.39687045299" calcext:value-type="float">
            <text:p>1447.3968704529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pA (1A02)</text:p>
          </table:table-cell>
          <table:table-cell/>
          <table:table-cell table:style-name="ce2" office:value-type="float" office:value="84488.3" calcext:value-type="float">
            <text:p>84488.3</text:p>
          </table:table-cell>
          <table:table-cell table:style-name="ce2" office:value-type="float" office:value="30200.041" calcext:value-type="float">
            <text:p>30200.041</text:p>
          </table:table-cell>
          <table:table-cell table:style-name="ce2" office:value-type="float" office:value="9550.0914" calcext:value-type="float">
            <text:p>9550.0914</text:p>
          </table:table-cell>
          <table:table-cell table:style-name="ce2" office:value-type="float" office:value="77225" calcext:value-type="float">
            <text:p>77225</text:p>
          </table:table-cell>
          <table:table-cell table:style-name="ce2" office:value-type="float" office:value="23303.414" calcext:value-type="float">
            <text:p>23303.414</text:p>
          </table:table-cell>
          <table:table-cell table:style-name="ce2" office:value-type="float" office:value="7369.1867" calcext:value-type="float">
            <text:p>7369.1867</text:p>
          </table:table-cell>
          <table:table-cell office:value-type="float" office:value="29265.32" calcext:value-type="float">
            <text:p>29265.32</text:p>
          </table:table-cell>
          <table:table-cell office:value-type="float" office:value="27245.928" calcext:value-type="float">
            <text:p>27245.928</text:p>
          </table:table-cell>
          <table:table-cell office:value-type="float" office:value="33535.885" calcext:value-type="float">
            <text:p>33535.885</text:p>
          </table:table-cell>
          <table:table-cell office:value-type="float" office:value="30750.2002997573" calcext:value-type="float">
            <text:p>30750.2002997573</text:p>
          </table:table-cell>
          <table:table-cell office:value-type="float" office:value="30141.3757224484" calcext:value-type="float">
            <text:p>30141.3757224484</text:p>
          </table:table-cell>
          <table:table-cell table:style-name="ce2" office:value-type="float" office:value="2482.10241598838" calcext:value-type="float">
            <text:p>2482.10241598838</text:p>
          </table:table-cell>
          <table:table-cell table:style-name="ce2" office:value-type="float" office:value="6574.76221345341" calcext:value-type="float">
            <text:p>6574.76221345341</text:p>
          </table:table-cell>
          <table:table-cell table:style-name="ce2" office:value-type="float" office:value="3015.06619854605" calcext:value-type="float">
            <text:p>3015.0661985460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83I (1A03)</text:p>
          </table:table-cell>
          <table:table-cell/>
          <table:table-cell table:style-name="ce2" office:value-type="float" office:value="37388.42" calcext:value-type="float">
            <text:p>37388.42</text:p>
          </table:table-cell>
          <table:table-cell table:style-name="ce2" office:value-type="float" office:value="6365.952" calcext:value-type="float">
            <text:p>6365.952</text:p>
          </table:table-cell>
          <table:table-cell table:style-name="ce2" office:value-type="float" office:value="1837.6921" calcext:value-type="float">
            <text:p>1837.6921</text:p>
          </table:table-cell>
          <table:table-cell table:style-name="ce2" office:value-type="float" office:value="35287.92" calcext:value-type="float">
            <text:p>35287.92</text:p>
          </table:table-cell>
          <table:table-cell table:style-name="ce2" office:value-type="float" office:value="5289.809" calcext:value-type="float">
            <text:p>5289.809</text:p>
          </table:table-cell>
          <table:table-cell table:style-name="ce2" office:value-type="float" office:value="1527.0364" calcext:value-type="float">
            <text:p>1527.0364</text:p>
          </table:table-cell>
          <table:table-cell office:value-type="float" office:value="24995.592" calcext:value-type="float">
            <text:p>24995.592</text:p>
          </table:table-cell>
          <table:table-cell office:value-type="float" office:value="18895.888" calcext:value-type="float">
            <text:p>18895.888</text:p>
          </table:table-cell>
          <table:table-cell office:value-type="float" office:value="28640.331" calcext:value-type="float">
            <text:p>28640.331</text:p>
          </table:table-cell>
          <table:table-cell office:value-type="float" office:value="26043.8530267514" calcext:value-type="float">
            <text:p>26043.8530267514</text:p>
          </table:table-cell>
          <table:table-cell office:value-type="float" office:value="25141.2183597192" calcext:value-type="float">
            <text:p>25141.2183597192</text:p>
          </table:table-cell>
          <table:table-cell table:style-name="ce2" office:value-type="float" office:value="1239.07698599268" calcext:value-type="float">
            <text:p>1239.07698599268</text:p>
          </table:table-cell>
          <table:table-cell table:style-name="ce2" office:value-type="float" office:value="4352.39917137672" calcext:value-type="float">
            <text:p>4352.39917137672</text:p>
          </table:table-cell>
          <table:table-cell table:style-name="ce2" office:value-type="float" office:value="2725.98573096717" calcext:value-type="float">
            <text:p>2725.985730967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M (1A01)</text:p>
          </table:table-cell>
          <table:table-cell/>
          <table:table-cell table:style-name="ce2" office:value-type="float" office:value="28563.67" calcext:value-type="float">
            <text:p>28563.67</text:p>
          </table:table-cell>
          <table:table-cell table:style-name="ce2" office:value-type="float" office:value="4133.833" calcext:value-type="float">
            <text:p>4133.833</text:p>
          </table:table-cell>
          <table:table-cell table:style-name="ce2" office:value-type="float" office:value="1193.3347" calcext:value-type="float">
            <text:p>1193.3347</text:p>
          </table:table-cell>
          <table:table-cell table:style-name="ce2" office:value-type="float" office:value="27635.08" calcext:value-type="float">
            <text:p>27635.08</text:p>
          </table:table-cell>
          <table:table-cell table:style-name="ce2" office:value-type="float" office:value="3906.884" calcext:value-type="float">
            <text:p>3906.884</text:p>
          </table:table-cell>
          <table:table-cell table:style-name="ce2" office:value-type="float" office:value="1127.8202" calcext:value-type="float">
            <text:p>1127.8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2E11</text:p>
          </table:table-cell>
          <table:table-cell office:value-type="string" calcext:value-type="string">
            <text:p>VVIIAVVCCVVGTSLVWIVII</text:p>
          </table:table-cell>
          <table:table-cell table:style-name="ce2" office:value-type="float" office:value="58301" calcext:value-type="float">
            <text:p>58301</text:p>
          </table:table-cell>
          <table:table-cell table:style-name="ce2" office:value-type="float" office:value="6984.445" calcext:value-type="float">
            <text:p>6984.445</text:p>
          </table:table-cell>
          <table:table-cell table:style-name="ce2" office:value-type="float" office:value="2469.3744" calcext:value-type="float">
            <text:p>2469.3744</text:p>
          </table:table-cell>
          <table:table-cell table:style-name="ce2" office:value-type="float" office:value="52165.25" calcext:value-type="float">
            <text:p>52165.25</text:p>
          </table:table-cell>
          <table:table-cell table:style-name="ce2" office:value-type="float" office:value="6040.092" calcext:value-type="float">
            <text:p>6040.092</text:p>
          </table:table-cell>
          <table:table-cell table:style-name="ce2" office:value-type="float" office:value="2135.4949" calcext:value-type="float">
            <text:p>2135.4949</text:p>
          </table:table-cell>
          <table:table-cell office:value-type="float" office:value="52837.5" calcext:value-type="float">
            <text:p>52837.5</text:p>
          </table:table-cell>
          <table:table-cell office:value-type="float" office:value="27009.792" calcext:value-type="float">
            <text:p>27009.792</text:p>
          </table:table-cell>
          <table:table-cell office:value-type="float" office:value="59511.088" calcext:value-type="float">
            <text:p>59511.088</text:p>
          </table:table-cell>
          <table:table-cell office:value-type="float" office:value="52837.5" calcext:value-type="float">
            <text:p>52837.5</text:p>
          </table:table-cell>
          <table:table-cell office:value-type="float" office:value="27009.792" calcext:value-type="float">
            <text:p>27009.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2E06</text:p>
          </table:table-cell>
          <table:table-cell office:value-type="string" calcext:value-type="string">
            <text:p>LALGLGACLLAGTSLSVLWVY</text:p>
          </table:table-cell>
          <table:table-cell table:style-name="ce2" office:value-type="float" office:value="60256.88" calcext:value-type="float">
            <text:p>60256.88</text:p>
          </table:table-cell>
          <table:table-cell table:style-name="ce2" office:value-type="float" office:value="12888.578" calcext:value-type="float">
            <text:p>12888.578</text:p>
          </table:table-cell>
          <table:table-cell table:style-name="ce2" office:value-type="float" office:value="4556.8005" calcext:value-type="float">
            <text:p>4556.8005</text:p>
          </table:table-cell>
          <table:table-cell table:style-name="ce2" office:value-type="float" office:value="54816" calcext:value-type="float">
            <text:p>54816</text:p>
          </table:table-cell>
          <table:table-cell table:style-name="ce2" office:value-type="float" office:value="9537.807" calcext:value-type="float">
            <text:p>9537.807</text:p>
          </table:table-cell>
          <table:table-cell table:style-name="ce2" office:value-type="float" office:value="3372.124" calcext:value-type="float">
            <text:p>3372.124</text:p>
          </table:table-cell>
          <table:table-cell office:value-type="float" office:value="33554.487" calcext:value-type="float">
            <text:p>33554.487</text:p>
          </table:table-cell>
          <table:table-cell office:value-type="float" office:value="21635.432" calcext:value-type="float">
            <text:p>21635.432</text:p>
          </table:table-cell>
          <table:table-cell office:value-type="float" office:value="30761.448" calcext:value-type="float">
            <text:p>30761.448</text:p>
          </table:table-cell>
          <table:table-cell office:value-type="float" office:value="33554.487" calcext:value-type="float">
            <text:p>33554.487</text:p>
          </table:table-cell>
          <table:table-cell office:value-type="float" office:value="21635.432" calcext:value-type="float">
            <text:p>21635.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*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H01</text:p>
          </table:table-cell>
          <table:table-cell office:value-type="string" calcext:value-type="string">
            <text:p>FHMIAVGLSSSILGCLITLLV</text:p>
          </table:table-cell>
          <table:table-cell table:style-name="ce2" office:value-type="float" office:value="125014.71" calcext:value-type="float">
            <text:p>125014.71</text:p>
          </table:table-cell>
          <table:table-cell table:style-name="ce2" office:value-type="float" office:value="15283.835" calcext:value-type="float">
            <text:p>15283.835</text:p>
          </table:table-cell>
          <table:table-cell table:style-name="ce2" office:value-type="float" office:value="5776.7466" calcext:value-type="float">
            <text:p>5776.7466</text:p>
          </table:table-cell>
          <table:table-cell table:style-name="ce2" office:value-type="float" office:value="116131.43" calcext:value-type="float">
            <text:p>116131.43</text:p>
          </table:table-cell>
          <table:table-cell table:style-name="ce2" office:value-type="float" office:value="12676.848" calcext:value-type="float">
            <text:p>12676.848</text:p>
          </table:table-cell>
          <table:table-cell table:style-name="ce2" office:value-type="float" office:value="4791.3982" calcext:value-type="float">
            <text:p>4791.3982</text:p>
          </table:table-cell>
          <table:table-cell office:value-type="float" office:value="41738" calcext:value-type="float">
            <text:p>41738</text:p>
          </table:table-cell>
          <table:table-cell office:value-type="float" office:value="87565" calcext:value-type="float">
            <text:p>87565</text:p>
          </table:table-cell>
          <table:table-cell office:value-type="float" office:value="0" calcext:value-type="float">
            <text:p>0</text:p>
          </table:table-cell>
          <table:table-cell office:value-type="float" office:value="41738" calcext:value-type="float">
            <text:p>41738</text:p>
          </table:table-cell>
          <table:table-cell office:value-type="float" office:value="87565" calcext:value-type="float">
            <text:p>87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1E01</text:p>
          </table:table-cell>
          <table:table-cell office:value-type="string" calcext:value-type="string">
            <text:p>FALGLGFCLPAGTSLSV</text:p>
          </table:table-cell>
          <table:table-cell table:style-name="ce2" office:value-type="float" office:value="42282.71" calcext:value-type="float">
            <text:p>42282.71</text:p>
          </table:table-cell>
          <table:table-cell table:style-name="ce2" office:value-type="float" office:value="4549.223" calcext:value-type="float">
            <text:p>4549.223</text:p>
          </table:table-cell>
          <table:table-cell table:style-name="ce2" office:value-type="float" office:value="1719.4445" calcext:value-type="float">
            <text:p>1719.4445</text:p>
          </table:table-cell>
          <table:table-cell table:style-name="ce2" office:value-type="float" office:value="39722" calcext:value-type="float">
            <text:p>39722</text:p>
          </table:table-cell>
          <table:table-cell table:style-name="ce2" office:value-type="float" office:value="3594.159" calcext:value-type="float">
            <text:p>3594.159</text:p>
          </table:table-cell>
          <table:table-cell table:style-name="ce2" office:value-type="float" office:value="1358.4644" calcext:value-type="float">
            <text:p>1358.4644</text:p>
          </table:table-cell>
          <table:table-cell office:value-type="float" office:value="35837" calcext:value-type="float">
            <text:p>35837</text:p>
          </table:table-cell>
          <table:table-cell office:value-type="float" office:value="42874.687" calcext:value-type="float">
            <text:p>42874.687</text:p>
          </table:table-cell>
          <table:table-cell office:value-type="float" office:value="59721.5" calcext:value-type="float">
            <text:p>59721.5</text:p>
          </table:table-cell>
          <table:table-cell office:value-type="float" office:value="35837" calcext:value-type="float">
            <text:p>35837</text:p>
          </table:table-cell>
          <table:table-cell office:value-type="float" office:value="42874.687" calcext:value-type="float">
            <text:p>42874.68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Adjusted R</text:p>
          </table:table-cell>
          <table:table-cell office:value-type="string" calcext:value-type="string">
            <text:p>Adjusted G</text:p>
          </table:table-cell>
          <table:table-cell office:value-type="string" calcext:value-type="string">
            <text:p>Adjusted L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G02</text:p>
          </table:table-cell>
          <table:table-cell table:formula="of:=([.K2]-22463.86)/0.0685" office:value-type="float" office:value="36748.6569343066" calcext:value-type="float">
            <text:p>36748.6569343066</text:p>
          </table:table-cell>
          <table:table-cell table:formula="of:=([.L2]-15054.386)/0.123" office:value-type="float" office:value="42982.6666666667" calcext:value-type="float">
            <text:p>42982.6666666667</text:p>
          </table:table-cell>
          <table:table-cell table:formula="of:=([.M2]-25538.275)/0.0829" office:value-type="float" office:value="36169.3365500603" calcext:value-type="float">
            <text:p>36169.336550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 in GJL data (1 replicate), not JC</text:p>
          </table:table-cell>
          <table:table-cell table:number-columns-repeated="8"/>
          <table:table-cell office:value-type="string" calcext:value-type="string">
            <text:p>2H07</text:p>
          </table:table-cell>
          <table:table-cell table:formula="of:=([.K3]-22463.86)/0.0685" office:value-type="float" office:value="53111.4744525547" calcext:value-type="float">
            <text:p>53111.4744525547</text:p>
          </table:table-cell>
          <table:table-cell table:formula="of:=([.L3]-15054.386)/0.123" office:value-type="float" office:value="57617.0650406504" calcext:value-type="float">
            <text:p>57617.0650406504</text:p>
          </table:table-cell>
          <table:table-cell table:formula="of:=([.M3]-25538.275)/0.0829" office:value-type="float" office:value="56076.2967430639" calcext:value-type="float">
            <text:p>56076.296743063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H11</text:p>
          </table:table-cell>
          <table:table-cell table:formula="of:=([.K4]-22463.86)/0.0685" office:value-type="float" office:value="95272.204379562" calcext:value-type="float">
            <text:p>95272.204379562</text:p>
          </table:table-cell>
          <table:table-cell table:formula="of:=([.L4]-15054.386)/0.123" office:value-type="float" office:value="94568.7723577236" calcext:value-type="float">
            <text:p>94568.7723577236</text:p>
          </table:table-cell>
          <table:table-cell table:formula="of:=([.M4]-25538.275)/0.0829" office:value-type="float" office:value="100198.142340169" calcext:value-type="float">
            <text:p>100198.14234016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F12</text:p>
          </table:table-cell>
          <table:table-cell table:formula="of:=([.K5]-22463.86)/0.0685" office:value-type="float" office:value="64431.5474452554" calcext:value-type="float">
            <text:p>64431.5474452554</text:p>
          </table:table-cell>
          <table:table-cell table:formula="of:=([.L5]-15054.386)/0.123" office:value-type="float" office:value="60335.6016260163" calcext:value-type="float">
            <text:p>60335.6016260163</text:p>
          </table:table-cell>
          <table:table-cell table:formula="of:=([.M5]-25538.275)/0.0829" office:value-type="float" office:value="63155.3679131484" calcext:value-type="float">
            <text:p>63155.36791314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GpA (1A02)</text:p>
          </table:table-cell>
          <table:table-cell table:formula="of:=([.K6]-22463.86)/0.0685" office:value-type="float" office:value="99291.3868613138" calcext:value-type="float">
            <text:p>99291.3868613138</text:p>
          </table:table-cell>
          <table:table-cell table:formula="of:=([.L6]-15054.386)/0.123" office:value-type="float" office:value="99118.2276422764" calcext:value-type="float">
            <text:p>99118.2276422764</text:p>
          </table:table-cell>
          <table:table-cell table:formula="of:=([.M6]-25538.275)/0.0829" office:value-type="float" office:value="96472.9794933655" calcext:value-type="float">
            <text:p>96472.9794933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 flow data in:</text:p>
          </table:table-cell>
          <table:table-cell table:number-columns-repeated="8"/>
          <table:table-cell office:value-type="string" calcext:value-type="string">
            <text:p>G83I (1A03)</text:p>
          </table:table-cell>
          <table:table-cell table:formula="of:=([.K7]-22463.86)/0.0685" office:value-type="float" office:value="36959.5912408759" calcext:value-type="float">
            <text:p>36959.5912408759</text:p>
          </table:table-cell>
          <table:table-cell table:formula="of:=([.L7]-15054.386)/0.123" office:value-type="float" office:value="31231.7235772358" calcext:value-type="float">
            <text:p>31231.7235772358</text:p>
          </table:table-cell>
          <table:table-cell table:formula="of:=([.M7]-25538.275)/0.0829" office:value-type="float" office:value="37419.252110977" calcext:value-type="float">
            <text:p>37419.2521109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smb://research.drive.wisc.edu/senes/General/data/data07/sanderson/methodsPaper/sortSeq/SpikeIn/R/SpikeInR.html" xlink:type="simple">smb://research.drive.wisc.edu/senes/General/data/data07/sanderson/methodsPaper/sortSeq/SpikeIn/R/SpikeInR.html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ference Seqs in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mb://research.drive.wisc.edu/senes/General/data/data07/sanderson/methodsPaper/NGS_Submissions/20190716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MA data from: <text:a xlink:href="smb://research.drive.wisc.edu/senes/General/data/data07/sanderson/methodsPaper/sortSeq/FullLibraries/derivedData/" xlink:type="simple">smb://research.drive.wisc.edu/senes/General/data/data07/sanderson/methodsPaper/sortSeq/FullLibraries/derivedData/</text:a></text:p>
          </table:table-cell>
          <table:table-cell table:number-columns-repeated="7"/>
          <table:table-cell office:value-type="string" calcext:value-type="string">
            <text:p>files: p17.csv, p21.cs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LOW</text:p>
          </table:table-cell>
          <table:table-cell office:value-type="string" calcext:value-type="string">
            <text:p>p.mean</text:p>
          </table:table-cell>
          <table:table-cell office:value-type="string" calcext:value-type="string">
            <text:p>p.sd</text:p>
          </table:table-cell>
          <table:table-cell office:value-type="string" calcext:value-type="string">
            <text:p>p.n</text:p>
          </table:table-cell>
          <table:table-cell office:value-type="string" calcext:value-type="string">
            <text:p>p.s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rtRes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MutRe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MutResFac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baseSub</text:p>
          </table:table-cell>
          <table:table-cell office:value-type="string" calcext:value-type="string">
            <text:p>perGpA</text:p>
          </table:table-cell>
          <table:table-cell office:value-type="string" calcext:value-type="string">
            <text:p>se.perGp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VVVGVGLIVGFAVGL</text:p>
          </table:table-cell>
          <table:table-cell table:style-name="ce2" office:value-type="float" office:value="40113.75" calcext:value-type="float">
            <text:p>40113.75</text:p>
          </table:table-cell>
          <table:table-cell office:value-type="float" office:value="40667.204940132" calcext:value-type="float">
            <text:p>40667.204940132</text:p>
          </table:table-cell>
          <table:table-cell office:value-type="float" office:value="2495.76887984201" calcext:value-type="float">
            <text:p>2495.76887984201</text:p>
          </table:table-cell>
          <table:table-cell office:value-type="float" office:value="3" calcext:value-type="float">
            <text:p>3</text:p>
          </table:table-cell>
          <table:table-cell office:value-type="float" office:value="1440.93283461187" calcext:value-type="float">
            <text:p>1440.93283461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07075</text:p>
          </table:table-cell>
          <table:table-cell office:value-type="string" calcext:value-type="string">
            <text:p>AMPE_HUM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35F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tation</text:p>
          </table:table-cell>
          <table:table-cell office:value-type="float" office:value="13506.964940132" calcext:value-type="float">
            <text:p>13506.964940132</text:p>
          </table:table-cell>
          <table:table-cell office:value-type="float" office:value="0.285952167725704" calcext:value-type="float">
            <text:p>0.285952167725704</text:p>
          </table:table-cell>
          <table:table-cell office:value-type="float" office:value="0.0305055850393272" calcext:value-type="float">
            <text:p>0.030505585039327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IIVAMTAVGGSICVMLVVICL</text:p>
          </table:table-cell>
          <table:table-cell table:style-name="ce2" office:value-type="float" office:value="63416.38" calcext:value-type="float">
            <text:p>63416.38</text:p>
          </table:table-cell>
          <table:table-cell office:value-type="float" office:value="50808.108403348" calcext:value-type="float">
            <text:p>50808.108403348</text:p>
          </table:table-cell>
          <table:table-cell office:value-type="float" office:value="2184.85962328378" calcext:value-type="float">
            <text:p>2184.85962328378</text:p>
          </table:table-cell>
          <table:table-cell office:value-type="float" office:value="3" calcext:value-type="float">
            <text:p>3</text:p>
          </table:table-cell>
          <table:table-cell office:value-type="float" office:value="1261.42929164444" calcext:value-type="float">
            <text:p>1261.429291644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Z333</text:p>
          </table:table-cell>
          <table:table-cell office:value-type="string" calcext:value-type="string">
            <text:p>FND10_HUMA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V184I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utation</text:p>
          </table:table-cell>
          <table:table-cell office:value-type="float" office:value="23647.868403348" calcext:value-type="float">
            <text:p>23647.868403348</text:p>
          </table:table-cell>
          <table:table-cell office:value-type="float" office:value="0.500642391684733" calcext:value-type="float">
            <text:p>0.500642391684733</text:p>
          </table:table-cell>
          <table:table-cell office:value-type="float" office:value="0.0267053658595563" calcext:value-type="float">
            <text:p>0.026705365859556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GIYFVLGVCFGLLLTLCLLVI</text:p>
          </table:table-cell>
          <table:table-cell table:style-name="ce2" office:value-type="float" office:value="103789.38" calcext:value-type="float">
            <text:p>103789.38</text:p>
          </table:table-cell>
          <table:table-cell office:value-type="float" office:value="112106.195911686" calcext:value-type="float">
            <text:p>112106.195911686</text:p>
          </table:table-cell>
          <table:table-cell office:value-type="float" office:value="21526.7172007038" calcext:value-type="float">
            <text:p>21526.7172007038</text:p>
          </table:table-cell>
          <table:table-cell office:value-type="float" office:value="3" calcext:value-type="float">
            <text:p>3</text:p>
          </table:table-cell>
          <table:table-cell office:value-type="float" office:value="12428.4559705953" calcext:value-type="float">
            <text:p>12428.45597059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9NVM1</text:p>
          </table:table-cell>
          <table:table-cell office:value-type="string" calcext:value-type="string">
            <text:p>EVA1B_HUM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30I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tation</text:p>
          </table:table-cell>
          <table:table-cell office:value-type="float" office:value="84945.9559116861" calcext:value-type="float">
            <text:p>84945.9559116861</text:p>
          </table:table-cell>
          <table:table-cell office:value-type="float" office:value="1.79836701584281" calcext:value-type="float">
            <text:p>1.79836701584281</text:p>
          </table:table-cell>
          <table:table-cell office:value-type="float" office:value="0.263119356719117" calcext:value-type="float">
            <text:p>0.263119356719117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VVIIAIVCCVVGTSLVWVVII</text:p>
          </table:table-cell>
          <table:table-cell table:style-name="ce2" office:value-type="float" office:value="56432.12" calcext:value-type="float">
            <text:p>56432.12</text:p>
          </table:table-cell>
          <table:table-cell office:value-type="float" office:value="47179.5957498531" calcext:value-type="float">
            <text:p>47179.5957498531</text:p>
          </table:table-cell>
          <table:table-cell office:value-type="float" office:value="4997.0345445614" calcext:value-type="float">
            <text:p>4997.0345445614</text:p>
          </table:table-cell>
          <table:table-cell office:value-type="float" office:value="3" calcext:value-type="float">
            <text:p>3</text:p>
          </table:table-cell>
          <table:table-cell office:value-type="float" office:value="2885.03923945238" calcext:value-type="float">
            <text:p>2885.03923945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6UXM1</text:p>
          </table:table-cell>
          <table:table-cell office:value-type="string" calcext:value-type="string">
            <text:p>LRIG3_HUMAN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815I</text:p>
          </table:table-cell>
          <table:table-cell office:value-type="float" office:value="815" calcext:value-type="float">
            <text:p>815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Mutation</text:p>
          </table:table-cell>
          <table:table-cell office:value-type="float" office:value="20019.3557498531" calcext:value-type="float">
            <text:p>20019.3557498531</text:p>
          </table:table-cell>
          <table:table-cell office:value-type="float" office:value="0.423824167643584" calcext:value-type="float">
            <text:p>0.423824167643584</text:p>
          </table:table-cell>
          <table:table-cell office:value-type="float" office:value="0.0610783568441736" calcext:value-type="float">
            <text:p>0.0610783568441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3P2" style:volatile="true" number:language="en" number:country="US">
      <number:currency-symbol/>
      <number:fill-character> </number:fill-character>
      <number:text>- </number:text>
    </number:currency-style>
    <number:text-style style:name="N10123" number:language="en" number:country="U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2" number:language="en" number:country="U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1" number:language="en" number:country="U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3:48:30.056377711</meta:creation-date>
    <dc:date>2023-08-15T14:24:03.787423868</dc:date>
    <meta:editing-duration>PT1H9M58S</meta:editing-duration>
    <meta:editing-cycles>4</meta:editing-cycles>
    <meta:generator>LibreOffice/7.3.7.2$Linux_X86_64 LibreOffice_project/30$Build-2</meta:generator>
    <meta:document-statistic meta:table-count="1" meta:cell-count="31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2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Sheet1.F2:Sheet1.F7" chart:error-lower-range="Sheet1.F2:Sheet1.F7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R2:Sheet1.R7" chart:error-lower-range="Sheet1.R2:Sheet1.R7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8" style:family="chart">
      <style:chart-properties chart:error-upper-indicator="true" chart:error-lower-indicator="true" chart:error-category="cell-range" chart:error-upper-range="Sheet1.R2:Sheet1.R7" chart:error-lower-range="Sheet1.R2:Sheet1.R7" loext:std-weight="1"/>
      <style:graphic-properties draw:stroke="solid" svg:stroke-width="0cm" svg:stroke-color="#000000" svg:stroke-opacity="100%" draw:stroke-linejoin="round"/>
    </style:style>
    <style:style style:name="ch19" style:family="chart">
      <style:chart-properties chart:solid-type="cuboid" chart:symbol-type="named-symbol" chart:symbol-name="arrow-down" chart:symbol-width="0.25cm" chart:symbol-height="0.25cm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235cm" svg:height="12.963cm" xlink:href=".." xlink:type="simple" chart:class="chart:scatter" chart:style-name="ch1">
        <chart:title svg:x="8.449cm" svg:y="0.395cm" chart:style-name="ch2">
          <text:p>SMA Flow vs CHIP2 Reconstruction</text:p>
        </chart:title>
        <chart:legend chart:legend-position="end" svg:x="20.086cm" svg:y="4.937cm" style:legend-expansion="high" chart:style-name="ch3"/>
        <chart:plot-area chart:style-name="ch4" table:cell-range-address="Sheet1.E2:Sheet1.E7 Sheet1.K2:Sheet1.M7" svg:x="1.495cm" svg:y="1.433cm" svg:width="18.107cm" svg:height="10.29cm">
          <chart:coordinate-region svg:x="2.672cm" svg:y="1.632cm" svg:width="16.373cm" svg:height="9.444cm"/>
          <chart:axis chart:dimension="x" chart:name="primary-x" chart:style-name="ch5">
            <chart:title svg:x="9.128cm" svg:y="11.982cm" chart:style-name="ch6">
              <text:p>Flow Fluorescence</text:p>
            </chart:title>
          </chart:axis>
          <chart:axis chart:dimension="y" chart:name="primary-y" chart:style-name="ch7">
            <chart:title svg:x="0.451cm" svg:y="8.699cm" chart:style-name="ch8">
              <text:p>Reconstructed Fluorescence</text:p>
            </chart:title>
            <chart:grid chart:style-name="ch9" chart:class="major"/>
          </chart:axis>
          <chart:series chart:style-name="ch10" chart:values-cell-range-address="Sheet1.K2:Sheet1.K7" chart:class="chart:scatter">
            <chart:domain table:cell-range-address="Sheet1.E2:Sheet1.E7"/>
            <chart:regression-curve chart:style-name="ch11">
              <chart:equation chart:display-equation="true" chart:display-r-square="true" svg:x="16.139cm" svg:y="3.279cm"/>
            </chart:regression-curve>
            <chart:error-indicator chart:style-name="ch12" chart:dimension="x"/>
            <chart:data-point/>
            <chart:data-point chart:style-name="ch13"/>
            <chart:data-point chart:repeated="2"/>
            <chart:data-point chart:style-name="ch13"/>
            <chart:data-point/>
          </chart:series>
          <chart:series chart:style-name="ch14" chart:values-cell-range-address="Sheet1.L2:Sheet1.L7" chart:class="chart:scatter">
            <chart:regression-curve chart:style-name="ch15">
              <chart:equation chart:display-equation="true" chart:display-r-square="true" svg:x="12.219cm" svg:y="5.292cm"/>
            </chart:regression-curve>
            <chart:error-indicator chart:style-name="ch12" chart:dimension="x"/>
            <chart:data-point chart:repeated="6"/>
          </chart:series>
          <chart:series chart:style-name="ch16" chart:values-cell-range-address="Sheet1.M2:Sheet1.M7" chart:class="chart:scatter">
            <chart:regression-curve chart:style-name="ch17">
              <chart:equation chart:display-equation="true" chart:display-r-square="true" svg:x="16.139cm" svg:y="1.347cm"/>
            </chart:regression-curve>
            <chart:error-indicator chart:style-name="ch12" chart:dimension="x"/>
            <chart:error-indicator chart:style-name="ch18" chart:dimension="y"/>
            <chart:data-point chart:repeated="4"/>
            <chart:data-point chart:style-name="ch19"/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E2:Sheet1.E7</svg:desc>
                </draw:g>
              </table:table-cell>
              <table:table-cell office:value-type="float" office:value="24981.143">
                <text:p>24981.143</text:p>
                <draw:g>
                  <svg:desc>Sheet1.K2:Sheet1.K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20341.254">
                <text:p>20341.254</text:p>
                <draw:g>
                  <svg:desc>Sheet1.L2:Sheet1.L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28536.713">
                <text:p>28536.713</text:p>
                <draw:g>
                  <svg:desc>Sheet1.M2:Sheet1.M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7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26101.996">
                <text:p>26101.996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22141.285">
                <text:p>22141.285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30187">
                <text:p>30187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1286.94390603881">
                <text:p>1286.94390603881</text:p>
              </table:table-cell>
              <table:table-cell office:value-type="float" office:value="1286.94390603881">
                <text:p>1286.94390603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28990.006">
                <text:p>28990.006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6686.345">
                <text:p>26686.345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33844.701">
                <text:p>33844.701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121.35546135733">
                <text:p>2121.35546135733</text:p>
              </table:table-cell>
              <table:table-cell office:value-type="float" office:value="2121.35546135733">
                <text:p>2121.35546135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26877.421">
                <text:p>26877.421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22475.665">
                <text:p>22475.665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30773.855">
                <text:p>30773.855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1447.39687045299">
                <text:p>1447.39687045299</text:p>
              </table:table-cell>
              <table:table-cell office:value-type="float" office:value="1447.39687045299">
                <text:p>1447.3968704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88.3">
                <text:p>84488.3</text:p>
              </table:table-cell>
              <table:table-cell office:value-type="float" office:value="29265.32">
                <text:p>29265.32</text:p>
              </table:table-cell>
              <table:table-cell office:value-type="float" office:value="30200.041">
                <text:p>30200.041</text:p>
              </table:table-cell>
              <table:table-cell office:value-type="float" office:value="30200.041">
                <text:p>30200.041</text:p>
              </table:table-cell>
              <table:table-cell office:value-type="float" office:value="27245.928">
                <text:p>27245.928</text:p>
              </table:table-cell>
              <table:table-cell office:value-type="float" office:value="30200.041">
                <text:p>30200.041</text:p>
              </table:table-cell>
              <table:table-cell office:value-type="float" office:value="30200.041">
                <text:p>30200.041</text:p>
              </table:table-cell>
              <table:table-cell office:value-type="float" office:value="33535.885">
                <text:p>33535.885</text:p>
              </table:table-cell>
              <table:table-cell office:value-type="float" office:value="30200.041">
                <text:p>30200.041</text:p>
              </table:table-cell>
              <table:table-cell office:value-type="float" office:value="30200.041">
                <text:p>30200.041</text:p>
              </table:table-cell>
              <table:table-cell office:value-type="float" office:value="3015.06619854605">
                <text:p>3015.06619854605</text:p>
              </table:table-cell>
              <table:table-cell office:value-type="float" office:value="3015.06619854605">
                <text:p>3015.06619854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388.42">
                <text:p>37388.42</text:p>
              </table:table-cell>
              <table:table-cell office:value-type="float" office:value="24995.592">
                <text:p>24995.592</text:p>
              </table:table-cell>
              <table:table-cell office:value-type="float" office:value="6365.952">
                <text:p>6365.952</text:p>
              </table:table-cell>
              <table:table-cell office:value-type="float" office:value="6365.952">
                <text:p>6365.952</text:p>
              </table:table-cell>
              <table:table-cell office:value-type="float" office:value="18895.888">
                <text:p>18895.888</text:p>
              </table:table-cell>
              <table:table-cell office:value-type="float" office:value="6365.952">
                <text:p>6365.952</text:p>
              </table:table-cell>
              <table:table-cell office:value-type="float" office:value="6365.952">
                <text:p>6365.952</text:p>
              </table:table-cell>
              <table:table-cell office:value-type="float" office:value="28640.331">
                <text:p>28640.331</text:p>
              </table:table-cell>
              <table:table-cell office:value-type="float" office:value="6365.952">
                <text:p>6365.952</text:p>
              </table:table-cell>
              <table:table-cell office:value-type="float" office:value="6365.952">
                <text:p>6365.952</text:p>
              </table:table-cell>
              <table:table-cell office:value-type="float" office:value="2725.98573096717">
                <text:p>2725.98573096717</text:p>
              </table:table-cell>
              <table:table-cell office:value-type="float" office:value="2725.98573096717">
                <text:p>2725.98573096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2cm" svg:y="2.956cm" style:legend-expansion="high" chart:style-name="ch2"/>
        <chart:plot-area chart:style-name="ch3" table:cell-range-address="Sheet1.E1:Sheet1.E7 Sheet1.K1:Sheet1.O7" chart:data-source-has-labels="row" svg:x="0.32cm" svg:y="0.18cm" svg:width="10.18cm" svg:height="8.64cm">
          <chart:coordinate-region svg:x="1.497cm" svg:y="0.379cm" svg:width="8.863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7" chart:label-cell-address="Sheet1.K1:Sheet1.K1" chart:class="chart:scatter">
            <chart:domain table:cell-range-address="Sheet1.E2:Sheet1.E7"/>
            <chart:data-point chart:repeated="6"/>
          </chart:series>
          <chart:series chart:style-name="ch8" chart:values-cell-range-address="Sheet1.L2:Sheet1.L7" chart:label-cell-address="Sheet1.L1:Sheet1.L1" chart:class="chart:scatter">
            <chart:regression-curve chart:style-name="ch9">
              <chart:equation chart:display-equation="true" chart:display-r-square="true" svg:x="5.493cm" svg:y="6.571cm"/>
            </chart:regression-curve>
            <chart:data-point chart:repeated="6"/>
          </chart:series>
          <chart:series chart:style-name="ch10" chart:values-cell-range-address="Sheet1.M2:Sheet1.M7" chart:label-cell-address="Sheet1.M1:Sheet1.M1" chart:class="chart:scatter">
            <chart:data-point chart:repeated="6"/>
          </chart:series>
          <chart:series chart:style-name="ch11" chart:values-cell-range-address="Sheet1.N2:Sheet1.N7" chart:label-cell-address="Sheet1.N1:Sheet1.N1" chart:class="chart:scatter">
            <chart:data-point chart:repeated="6"/>
          </chart:series>
          <chart:series chart:style-name="ch12" chart:values-cell-range-address="Sheet1.O2:Sheet1.O7" chart:label-cell-address="Sheet1.O1:Sheet1.O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econstructed R</text:p>
                <draw:g>
                  <svg:desc>Sheet1.K1:Sheet1.K1</svg:desc>
                </draw:g>
              </table:table-cell>
              <table:table-cell office:value-type="string">
                <text:p>Reconstructed G</text:p>
                <draw:g>
                  <svg:desc>Sheet1.L1:Sheet1.L1</svg:desc>
                </draw:g>
              </table:table-cell>
              <table:table-cell office:value-type="string">
                <text:p>Reconstructed L</text:p>
                <draw:g>
                  <svg:desc>Sheet1.M1:Sheet1.M1</svg:desc>
                </draw:g>
              </table:table-cell>
              <table:table-cell office:value-type="string">
                <text:p>Reconstructed D</text:p>
                <draw:g>
                  <svg:desc>Sheet1.N1:Sheet1.N1</svg:desc>
                </draw:g>
              </table:table-cell>
              <table:table-cell office:value-type="string">
                <text:p>Reconstructed E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E2:Sheet1.E7</svg:desc>
                </draw:g>
              </table:table-cell>
              <table:table-cell office:value-type="float" office:value="24981.143">
                <text:p>24981.143</text:p>
                <draw:g>
                  <svg:desc>Sheet1.K2:Sheet1.K7</svg:desc>
                </draw:g>
              </table:table-cell>
              <table:table-cell office:value-type="float" office:value="20341.254">
                <text:p>20341.254</text:p>
                <draw:g>
                  <svg:desc>Sheet1.L2:Sheet1.L7</svg:desc>
                </draw:g>
              </table:table-cell>
              <table:table-cell office:value-type="float" office:value="28536.713">
                <text:p>28536.713</text:p>
                <draw:g>
                  <svg:desc>Sheet1.M2:Sheet1.M7</svg:desc>
                </draw:g>
              </table:table-cell>
              <table:table-cell office:value-type="float" office:value="26044.1719735808">
                <text:p>26044.1719735808</text:p>
                <draw:g>
                  <svg:desc>Sheet1.N2:Sheet1.N7</svg:desc>
                </draw:g>
              </table:table-cell>
              <table:table-cell office:value-type="float" office:value="24652.0170627015">
                <text:p>24652.0170627015</text:p>
                <draw:g>
                  <svg:desc>Sheet1.O2:Sheet1.O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26101.996">
                <text:p>26101.996</text:p>
              </table:table-cell>
              <table:table-cell office:value-type="float" office:value="22141.285">
                <text:p>22141.285</text:p>
              </table:table-cell>
              <table:table-cell office:value-type="float" office:value="30187">
                <text:p>30187</text:p>
              </table:table-cell>
              <table:table-cell office:value-type="float" office:value="27698.485368482">
                <text:p>27698.485368482</text:p>
              </table:table-cell>
              <table:table-cell office:value-type="float" office:value="26437.3061836392">
                <text:p>26437.3061836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28990.006">
                <text:p>28990.006</text:p>
              </table:table-cell>
              <table:table-cell office:value-type="float" office:value="26686.345">
                <text:p>26686.345</text:p>
              </table:table-cell>
              <table:table-cell office:value-type="float" office:value="33844.701">
                <text:p>33844.701</text:p>
              </table:table-cell>
              <table:table-cell office:value-type="float" office:value="31517.6163523006">
                <text:p>31517.6163523006</text:p>
              </table:table-cell>
              <table:table-cell office:value-type="float" office:value="29755.1802575244">
                <text:p>29755.1802575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26877.421">
                <text:p>26877.421</text:p>
              </table:table-cell>
              <table:table-cell office:value-type="float" office:value="22475.665">
                <text:p>22475.665</text:p>
              </table:table-cell>
              <table:table-cell office:value-type="float" office:value="30773.855">
                <text:p>30773.855</text:p>
              </table:table-cell>
              <table:table-cell office:value-type="float" office:value="28320.3088885034">
                <text:p>28320.3088885034</text:p>
              </table:table-cell>
              <table:table-cell office:value-type="float" office:value="26330.5008595303">
                <text:p>26330.5008595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88.3">
                <text:p>84488.3</text:p>
              </table:table-cell>
              <table:table-cell office:value-type="float" office:value="29265.32">
                <text:p>29265.32</text:p>
              </table:table-cell>
              <table:table-cell office:value-type="float" office:value="27245.928">
                <text:p>27245.928</text:p>
              </table:table-cell>
              <table:table-cell office:value-type="float" office:value="33535.885">
                <text:p>33535.885</text:p>
              </table:table-cell>
              <table:table-cell office:value-type="float" office:value="30750.2002997573">
                <text:p>30750.2002997573</text:p>
              </table:table-cell>
              <table:table-cell office:value-type="float" office:value="30141.3757224484">
                <text:p>30141.3757224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388.42">
                <text:p>37388.42</text:p>
              </table:table-cell>
              <table:table-cell office:value-type="float" office:value="24995.592">
                <text:p>24995.592</text:p>
              </table:table-cell>
              <table:table-cell office:value-type="float" office:value="18895.888">
                <text:p>18895.888</text:p>
              </table:table-cell>
              <table:table-cell office:value-type="float" office:value="28640.331">
                <text:p>28640.331</text:p>
              </table:table-cell>
              <table:table-cell office:value-type="float" office:value="26043.8530267514">
                <text:p>26043.8530267514</text:p>
              </table:table-cell>
              <table:table-cell office:value-type="float" office:value="25141.2183597192">
                <text:p>25141.2183597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28:Sheet1.E31" chart:error-lower-range="Sheet1.E28:Sheet1.E31"/>
    </style:style>
    <style:style style:name="ch4" style:family="chart" style:data-style-name="N0">
      <style:chart-properties chart:display-label="true" chart:logarithmic="false" chart:maximum="1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4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28:Sheet1.E31" chart:error-lower-range="Sheet1.E28:Sheet1.E3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F2:Sheet1.F5" chart:error-lower-range="Sheet1.F2:Sheet1.F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28:Sheet1.E31" chart:error-lower-range="Sheet1.E28:Sheet1.E3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33cm" svg:height="11.831cm" xlink:href=".." xlink:type="simple" chart:class="chart:scatter" chart:style-name="ch1">
        <chart:title svg:x="6.266cm" svg:y="0.372cm" chart:style-name="ch2">
          <text:p>SMA Flow vs SMA Library Reconstruction</text:p>
        </chart:title>
        <chart:plot-area chart:style-name="ch3" table:cell-range-address="Sheet1.C28:Sheet1.D31" svg:x="1.431cm" svg:y="1.387cm" svg:width="19.182cm" svg:height="9.227cm">
          <chart:coordinate-region svg:x="2.793cm" svg:y="1.586cm" svg:width="17.263cm" svg:height="8.381cm"/>
          <chart:axis chart:dimension="x" chart:name="primary-x" chart:style-name="ch4">
            <chart:title svg:x="9.602cm" svg:y="10.85cm" chart:style-name="ch5">
              <text:p>Flow Fluorescence</text:p>
            </chart:title>
          </chart:axis>
          <chart:axis chart:dimension="y" chart:name="primary-y" chart:style-name="ch6">
            <chart:title svg:x="0.451cm" svg:y="8.161cm" chart:style-name="ch7">
              <text:p>Reconstruction Fluorescence</text:p>
            </chart:title>
            <chart:grid chart:style-name="ch8" chart:class="major"/>
          </chart:axis>
          <chart:series chart:style-name="ch9" chart:values-cell-range-address="Sheet1.D28:Sheet1.D31" chart:class="chart:scatter">
            <chart:domain table:cell-range-address="Sheet1.C28:Sheet1.C31"/>
            <chart:regression-curve chart:style-name="ch10">
              <chart:equation chart:display-equation="true" chart:display-r-square="true" svg:x="13.308cm" svg:y="5.08cm"/>
            </chart:regression-curve>
            <chart:error-indicator chart:style-name="ch11" chart:dimension="x"/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C28:Sheet1.C31</svg:desc>
                </draw:g>
              </table:table-cell>
              <table:table-cell office:value-type="float" office:value="40667.204940132">
                <text:p>40667.204940132</text:p>
                <draw:g>
                  <svg:desc>Sheet1.D28:Sheet1.D31</svg:desc>
                </draw:g>
              </table:table-cell>
              <table:table-cell office:value-type="float" office:value="4592.582">
                <text:p>4592.582</text:p>
                <draw:g>
                  <svg:desc>Sheet1.F2:Sheet1.F5</svg:desc>
                </draw:g>
              </table:table-cell>
              <table:table-cell office:value-type="float" office:value="4592.582">
                <text:p>4592.582</text:p>
                <draw:g>
                  <svg:desc>Sheet1.F2:Sheet1.F5</svg:desc>
                </draw:g>
              </table:table-cell>
              <table:table-cell office:value-type="float" office:value="2495.76887984201">
                <text:p>2495.76887984201</text:p>
                <draw:g>
                  <svg:desc>Sheet1.E28:Sheet1.E31</svg:desc>
                </draw:g>
              </table:table-cell>
              <table:table-cell office:value-type="float" office:value="2495.76887984201">
                <text:p>2495.76887984201</text:p>
                <draw:g>
                  <svg:desc>Sheet1.E28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50808.108403348">
                <text:p>50808.108403348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2184.85962328378">
                <text:p>2184.85962328378</text:p>
              </table:table-cell>
              <table:table-cell office:value-type="float" office:value="2184.85962328378">
                <text:p>2184.85962328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112106.195911686">
                <text:p>112106.195911686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1526.7172007038">
                <text:p>21526.7172007038</text:p>
              </table:table-cell>
              <table:table-cell office:value-type="float" office:value="21526.7172007038">
                <text:p>21526.7172007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47179.5957498531">
                <text:p>47179.5957498531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4997.0345445614">
                <text:p>4997.0345445614</text:p>
              </table:table-cell>
              <table:table-cell office:value-type="float" office:value="4997.0345445614">
                <text:p>4997.03454456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R2:Sheet1.R7" chart:error-lower-range="Sheet1.R2:Sheet1.R7"/>
    </style:style>
    <style:style style:name="ch4" style:family="chart" style:data-style-name="N0">
      <style:chart-properties chart:display-label="true" chart:logarithmic="false" chart:maximum="1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000" chart:maximum="4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R2:Sheet1.R7" chart:error-lower-range="Sheet1.R2:Sheet1.R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F2:Sheet1.F7" chart:error-lower-range="Sheet1.F2:Sheet1.F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R2:Sheet1.R7" chart:error-lower-range="Sheet1.R2:Sheet1.R7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6cm" chart:style-name="ch2">
          <text:p>Left Controls</text:p>
        </chart:title>
        <chart:plot-area chart:style-name="ch3" table:cell-range-address="Sheet1.E2:Sheet1.E7 Sheet1.M2:Sheet1.M7" svg:x="1.331cm" svg:y="1.275cm" svg:width="14.349cm" svg:height="6.564cm">
          <chart:coordinate-region svg:x="2.508cm" svg:y="1.474cm" svg:width="12.615cm" svg:height="5.718cm"/>
          <chart:axis chart:dimension="x" chart:name="primary-x" chart:style-name="ch4">
            <chart:title svg:x="7.085cm" svg:y="8.019cm" chart:style-name="ch5">
              <text:p>Flow Fluorescence</text:p>
            </chart:title>
          </chart:axis>
          <chart:axis chart:dimension="y" chart:name="primary-y" chart:style-name="ch6">
            <chart:title svg:x="0.451cm" svg:y="6.678cm" chart:style-name="ch7">
              <text:p>Reconstructed Fluorescence</text:p>
            </chart:title>
            <chart:grid chart:style-name="ch8" chart:class="major"/>
          </chart:axis>
          <chart:series chart:style-name="ch9" chart:values-cell-range-address="Sheet1.M2:Sheet1.M7" chart:class="chart:scatter">
            <chart:domain table:cell-range-address="Sheet1.E2:Sheet1.E7"/>
            <chart:regression-curve chart:style-name="ch10">
              <chart:equation chart:display-equation="true" chart:display-r-square="true" svg:x="7.903cm" svg:y="4.697cm"/>
            </chart:regression-curve>
            <chart:error-indicator chart:style-name="ch11" chart:dimension="x"/>
            <chart:error-indicator chart:style-name="ch12" chart:dimension="y"/>
            <chart:data-point/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E2:Sheet1.E7</svg:desc>
                </draw:g>
              </table:table-cell>
              <table:table-cell office:value-type="float" office:value="28536.713">
                <text:p>28536.713</text:p>
                <draw:g>
                  <svg:desc>Sheet1.M2:Sheet1.M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7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30187">
                <text:p>30187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1286.94390603881">
                <text:p>1286.94390603881</text:p>
              </table:table-cell>
              <table:table-cell office:value-type="float" office:value="1286.94390603881">
                <text:p>1286.94390603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33844.701">
                <text:p>33844.701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121.35546135733">
                <text:p>2121.35546135733</text:p>
              </table:table-cell>
              <table:table-cell office:value-type="float" office:value="2121.35546135733">
                <text:p>2121.35546135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30773.855">
                <text:p>30773.855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1447.39687045299">
                <text:p>1447.39687045299</text:p>
              </table:table-cell>
              <table:table-cell office:value-type="float" office:value="1447.39687045299">
                <text:p>1447.3968704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88.3">
                <text:p>84488.3</text:p>
              </table:table-cell>
              <table:table-cell office:value-type="float" office:value="33535.885">
                <text:p>33535.885</text:p>
              </table:table-cell>
              <table:table-cell office:value-type="float" office:value="30200.041">
                <text:p>30200.041</text:p>
              </table:table-cell>
              <table:table-cell office:value-type="float" office:value="30200.041">
                <text:p>30200.041</text:p>
              </table:table-cell>
              <table:table-cell office:value-type="float" office:value="3015.06619854605">
                <text:p>3015.06619854605</text:p>
              </table:table-cell>
              <table:table-cell office:value-type="float" office:value="3015.06619854605">
                <text:p>3015.06619854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388.42">
                <text:p>37388.42</text:p>
              </table:table-cell>
              <table:table-cell office:value-type="float" office:value="28640.331">
                <text:p>28640.331</text:p>
              </table:table-cell>
              <table:table-cell office:value-type="float" office:value="6365.952">
                <text:p>6365.952</text:p>
              </table:table-cell>
              <table:table-cell office:value-type="float" office:value="6365.952">
                <text:p>6365.952</text:p>
              </table:table-cell>
              <table:table-cell office:value-type="float" office:value="2725.98573096717">
                <text:p>2725.98573096717</text:p>
              </table:table-cell>
              <table:table-cell office:value-type="float" office:value="2725.98573096717">
                <text:p>2725.985730967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R2:Sheet1.R5" chart:error-lower-range="Sheet1.R2:Sheet1.R5"/>
    </style:style>
    <style:style style:name="ch4" style:family="chart" style:data-style-name="N0">
      <style:chart-properties chart:display-label="true" chart:logarithmic="false" chart:maximum="1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000" chart:maximum="4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R2:Sheet1.R5" chart:error-lower-range="Sheet1.R2:Sheet1.R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F2:Sheet1.F5" chart:error-lower-range="Sheet1.F2:Sheet1.F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R2:Sheet1.R5" chart:error-lower-range="Sheet1.R2:Sheet1.R5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99cm" svg:y="0.316cm" chart:style-name="ch2">
          <text:p>Left (No GpA/G83I)</text:p>
        </chart:title>
        <chart:plot-area chart:style-name="ch3" table:cell-range-address="Sheet1.E2:Sheet1.E5 Sheet1.M2:Sheet1.M5" svg:x="1.331cm" svg:y="1.275cm" svg:width="14.349cm" svg:height="6.564cm">
          <chart:coordinate-region svg:x="2.508cm" svg:y="1.474cm" svg:width="12.615cm" svg:height="5.718cm"/>
          <chart:axis chart:dimension="x" chart:name="primary-x" chart:style-name="ch4">
            <chart:title svg:x="7.085cm" svg:y="8.019cm" chart:style-name="ch5">
              <text:p>Flow Fluorescence</text:p>
            </chart:title>
          </chart:axis>
          <chart:axis chart:dimension="y" chart:name="primary-y" chart:style-name="ch6">
            <chart:title svg:x="0.451cm" svg:y="6.678cm" chart:style-name="ch7">
              <text:p>Reconstructed Fluorescence</text:p>
            </chart:title>
            <chart:grid chart:style-name="ch8" chart:class="major"/>
          </chart:axis>
          <chart:series chart:style-name="ch9" chart:values-cell-range-address="Sheet1.M2:Sheet1.M5" chart:class="chart:scatter">
            <chart:domain table:cell-range-address="Sheet1.E2:Sheet1.E5"/>
            <chart:regression-curve chart:style-name="ch10">
              <chart:equation chart:display-equation="true" chart:display-r-square="true" svg:x="7.718cm" svg:y="5.317cm"/>
            </chart:regression-curve>
            <chart:error-indicator chart:style-name="ch11" chart:dimension="x"/>
            <chart:error-indicator chart:style-name="ch12" chart:dimension="y"/>
            <chart:data-point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E2:Sheet1.E5</svg:desc>
                </draw:g>
              </table:table-cell>
              <table:table-cell office:value-type="float" office:value="28536.713">
                <text:p>28536.713</text:p>
                <draw:g>
                  <svg:desc>Sheet1.M2:Sheet1.M5</svg:desc>
                </draw:g>
              </table:table-cell>
              <table:table-cell office:value-type="float" office:value="4592.582">
                <text:p>4592.582</text:p>
                <draw:g>
                  <svg:desc>Sheet1.F2:Sheet1.F5</svg:desc>
                </draw:g>
              </table:table-cell>
              <table:table-cell office:value-type="float" office:value="4592.582">
                <text:p>4592.582</text:p>
                <draw:g>
                  <svg:desc>Sheet1.F2:Sheet1.F5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5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30187">
                <text:p>30187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1286.94390603881">
                <text:p>1286.94390603881</text:p>
              </table:table-cell>
              <table:table-cell office:value-type="float" office:value="1286.94390603881">
                <text:p>1286.94390603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33844.701">
                <text:p>33844.701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121.35546135733">
                <text:p>2121.35546135733</text:p>
              </table:table-cell>
              <table:table-cell office:value-type="float" office:value="2121.35546135733">
                <text:p>2121.35546135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30773.855">
                <text:p>30773.855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1447.39687045299">
                <text:p>1447.39687045299</text:p>
              </table:table-cell>
              <table:table-cell office:value-type="float" office:value="1447.39687045299">
                <text:p>1447.396870452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